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2c988" officeooo:paragraph-rsid="0012c98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7265d" officeooo:paragraph-rsid="0017265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7265d" style:font-name-asian="Calibri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7265d" officeooo:paragraph-rsid="0017265d" style:font-name-asian="Calibri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76d4f" officeooo:paragraph-rsid="00276d4f" style:font-name-asian="Calibri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276d4f" officeooo:paragraph-rsid="00276d4f" style:font-name-asian="Calibri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44d3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2251c4" officeooo:paragraph-rsid="002251c4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name-asian="Calibri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251c4" officeooo:paragraph-rsid="002251c4" style:font-name-asian="Calibri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reak-before="pag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name-asian="Calibri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reak-before="page" fo:background-color="transparent">
        <style:tab-stops>
          <style:tab-stop style:position="1.251cm"/>
        </style:tab-stops>
      </style:paragraph-properties>
      <style:text-properties fo:font-size="14pt" fo:font-weight="normal" officeooo:rsid="002251c4" officeooo:paragraph-rsid="002251c4" style:font-name-asian="Calibri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3.3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251c4" officeooo:paragraph-rsid="002251c4" style:font-name-asian="Calibri" style:font-size-asian="14pt" style:font-weight-asian="normal" style:font-size-complex="14pt" style:font-weight-complex="normal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weight="bold" style:font-name-asian="Calibri" style:font-weight-asian="bold" style:font-weight-complex="bold"/>
    </style:style>
    <style:style style:name="T2" style:family="text">
      <style:text-properties style:font-name-asian="Calibri"/>
    </style:style>
    <style:style style:name="T3" style:family="text">
      <style:text-properties fo:font-weight="normal" style:font-name-asian="Calibri" style:font-weight-asian="normal" style:font-weight-complex="normal"/>
    </style:style>
    <style:style style:name="T4" style:family="text">
      <style:text-properties fo:font-weight="normal" officeooo:rsid="00190c04" style:font-name-asian="Calibri" style:font-weight-asian="normal" style:font-weight-complex="normal"/>
    </style:style>
    <style:style style:name="T5" style:family="text">
      <style:text-properties fo:font-weight="normal" officeooo:rsid="00192f65" style:font-name-asian="Calibri" style:font-weight-asian="normal" style:font-weight-complex="normal"/>
    </style:style>
    <style:style style:name="T6" style:family="text">
      <style:text-properties fo:font-style="italic" fo:font-weight="normal" style:font-name-asian="Calibri" style:font-style-asian="italic" style:font-weight-asian="normal" style:font-style-complex="italic" style:font-weight-complex="normal"/>
    </style:style>
    <style:style style:name="T7" style:family="text">
      <style:text-properties fo:font-size="8pt" style:font-size-asian="8pt" style:font-size-complex="8pt"/>
    </style:style>
    <style:style style:name="gr1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7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028cm" fo:min-width="2.23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385cm" fo:min-width="1.4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3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98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736cm" style:run-through="foreground"/>
      <style:paragraph-properties style:writing-mode="lr-tb"/>
    </style:style>
    <style:style style:name="gr15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draw:stroke="none" svg:stroke-color="#000000" draw:fill="none" draw:fill-color="#ffffff" fo:min-height="0.755cm" style:run-through="foreground"/>
      <style:paragraph-properties style:writing-mode="lr-tb"/>
    </style:style>
    <style:style style:name="gr17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18" style:family="graphic">
      <style:graphic-properties style:run-through="foreground"/>
    </style:style>
    <style:style style:name="gr19" style:family="graphic">
      <style:graphic-properties draw:stroke="none" svg:stroke-color="#000000" draw:fill="none" draw:fill-color="#ffffff" fo:min-height="0.427cm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654cm" style:run-through="foreground"/>
      <style:paragraph-properties style:writing-mode="lr-tb"/>
    </style:style>
    <style:style style:name="gr21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078cm" fo:min-width="2.28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1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252cm" fo:min-width="3.8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302cm" fo:min-width="3.85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2.574cm" fo:min-width="2.5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3</text:p>
      <text:p text:style-name="P6">«Разработка диаграммы потоков данных DFD»</text:p>
      <text:p text:style-name="P15">Выполнил:</text:p>
      <text:p text:style-name="P16">Стенин Михаил</text:p>
      <text:p text:style-name="P16">Группа 22-29</text:p>
      <text:p text:style-name="P16"/>
      <text:p text:style-name="P8"><text:span text:style-name="T1">Предметная область:</text:span><text:span text:style-name="T2"> Автоматизация деятельности анимационной студии</text:span></text:p>
      <text:p text:style-name="P9"><text:span text:style-name="T2">Краткое описание: </text:span><text:span text:style-name="T3">Объектом автоматизации является анимационная студия </text:span><text:span text:style-name="T4">«Mold Studio»</text:span><text:span text:style-name="T3"> с направлением в 3D, занимающаяся как проектами на заказ, так и собственными коммерческими проектами </text:span><text:span text:style-name="T5">в области игровой разработки</text:span><text:span text:style-name="T3">.</text:span></text:p>
      <text:p text:style-name="P11"/>
      <text:p text:style-name="P13"/>
      <text:p text:style-name="P11"/>
      <text:p text:style-name="P11"/>
      <text:p text:style-name="P11"><draw:custom-shape text:anchor-type="paragraph" draw:z-index="6" draw:name="Фигура2_0" draw:style-name="gr26" draw:text-style-name="P22" svg:width="3.86cm" svg:height="1.303cm" svg:x="1.887cm" svg:y="0.445cm"><text:p text:style-name="P21"><text:span text:style-name="T7">Поставщики</text:span></text:p><draw:enhanced-geometry svg:viewBox="0 0 21600 21600" draw:type="rectangle" draw:enhanced-path="M 0 0 L 21600 0 21600 21600 0 21600 0 0 Z N"/></draw:custom-shape></text:p>
      <text:p text:style-name="P11"><draw:line text:anchor-type="paragraph" draw:z-index="13" draw:name="Фигура8" draw:style-name="gr2" draw:text-style-name="P18" svg:x1="5.747cm" svg:y1="0.282cm" svg:x2="6.37cm" svg:y2="0.282cm"><text:p/></draw:line><draw:frame text:anchor-type="paragraph" draw:z-index="14" draw:name="Фигура9" draw:style-name="gr24" draw:text-style-name="P20" svg:width="1.728cm" svg:height="0.655cm" svg:x="6.414cm" svg:y="-0.037cm"><draw:text-box><text:p text:style-name="P18"><text:span text:style-name="T7">Приходные</text:span></text:p><text:p text:style-name="P18"><text:span text:style-name="T7">документы</text:span></text:p></draw:text-box></draw:frame></text:p>
      <text:p text:style-name="P11"><draw:line text:anchor-type="paragraph" draw:z-index="8" draw:name="Фигура3" draw:style-name="gr2" draw:text-style-name="P18" svg:x1="2.263cm" svg:y1="0.042cm" svg:x2="2.263cm" svg:y2="0.899cm"><text:p/></draw:line><draw:line text:anchor-type="paragraph" draw:z-index="15" draw:name="Фигура10" draw:style-name="gr1" draw:text-style-name="P18" svg:x1="7.722cm" svg:y1="-0.21cm" svg:x2="7.722cm" svg:y2="1.691cm"><text:p/></draw:line></text:p>
      <text:p text:style-name="P11"><draw:line text:anchor-type="paragraph" draw:z-index="9" draw:name="Фигура4" draw:style-name="gr2" draw:text-style-name="P18" svg:x1="2.263cm" svg:y1="0.012cm" svg:x2="2.907cm" svg:y2="0.012cm"><text:p/></draw:line><draw:frame text:anchor-type="paragraph" draw:z-index="10" draw:name="Фигура5" draw:style-name="gr25" draw:text-style-name="P23" svg:width="2.162cm" svg:height="0.541cm" svg:x="2.981cm" svg:y="-0.138cm"><draw:text-box><text:p><text:span text:style-name="T7">Материалы</text:span></text:p></draw:text-box></draw:frame><draw:line text:anchor-type="paragraph" draw:z-index="11" draw:name="Фигура6" draw:style-name="gr2" draw:text-style-name="P18" svg:x1="4.394cm" svg:y1="0.06cm" svg:x2="6.846cm" svg:y2="0.06cm"><text:p/></draw:line><draw:line text:anchor-type="paragraph" draw:z-index="12" draw:name="Фигура7" draw:style-name="gr1" draw:text-style-name="P18" svg:x1="6.846cm" svg:y1="0.06cm" svg:x2="6.846cm" svg:y2="1.016cm"><text:p/></draw:line><draw:custom-shape text:anchor-type="paragraph" draw:z-index="7" draw:name="Фигура2_1" draw:style-name="gr26" draw:text-style-name="P22" svg:width="3.86cm" svg:height="1.303cm" svg:x="12.139cm" svg:y="0.131cm"><text:p text:style-name="P21"><text:span text:style-name="T7">Отдел учета</text:span></text:p><draw:enhanced-geometry svg:viewBox="0 0 21600 21600" draw:type="rectangle" draw:enhanced-path="M 0 0 L 21600 0 21600 21600 0 21600 0 0 Z N"/></draw:custom-shape><draw:frame text:anchor-type="paragraph" draw:z-index="18" draw:name="Фигура13" draw:style-name="gr23" draw:text-style-name="P20" svg:width="2.329cm" svg:height="1.634cm" svg:x="8.791cm" svg:y="0.309cm"><draw:text-box><text:p text:style-name="P18"><text:span text:style-name="T7">Отчеты о </text:span><text:span text:style-name="T7">принятых </text:span><text:span text:style-name="T7">материалах</text:span><text:span text:style-name="T7">/ </text:span><text:span text:style-name="T7">выполненн</text:span><text:span text:style-name="T7">ых работах</text:span></text:p></draw:text-box></draw:frame></text:p>
      <text:p text:style-name="P11"><draw:custom-shape text:anchor-type="paragraph" draw:z-index="4" draw:name="Фигура1" draw:style-name="gr28" draw:text-style-name="P22" svg:width="3.64cm" svg:height="3.64cm" svg:x="5.77cm" svg:y="0.037cm"><text:p text:style-name="P21"><text:span text:style-name="T7">ООО</text:span></text:p><text:p text:style-name="P21"><text:span text:style-name="T7">«Mold Studio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Фигура14" draw:style-name="gr1" draw:text-style-name="P18" svg:x1="10.881cm" svg:y1="-0.148cm" svg:x2="12.139cm" svg:y2="-0.148cm"><text:p/></draw:line></text:p>
      <text:p text:style-name="P11"><draw:line text:anchor-type="paragraph" draw:z-index="17" draw:name="Фигура12" draw:style-name="gr2" draw:text-style-name="P18" svg:x1="9.941cm" svg:y1="1.064cm" svg:x2="9.941cm" svg:y2="0.369cm"><text:p/></draw:line></text:p>
      <text:p text:style-name="P11"><draw:line text:anchor-type="paragraph" draw:z-index="16" draw:name="Фигура11" draw:style-name="gr2" draw:text-style-name="P18" svg:x1="9.409cm" svg:y1="0.212cm" svg:x2="9.942cm" svg:y2="0.212cm"><text:p/></draw:line><draw:frame text:anchor-type="paragraph" draw:z-index="21" draw:name="Фигура16" draw:style-name="gr22" draw:text-style-name="P20" svg:width="1.401cm" svg:height="0.329cm" svg:x="3.052cm" svg:y="0.06cm"><draw:text-box><text:p text:style-name="P18"><text:span text:style-name="T7">Заказ</text:span></text:p></draw:text-box></draw:frame><draw:line text:anchor-type="paragraph" draw:z-index="20" draw:name="Фигура15" draw:style-name="gr2" draw:text-style-name="P18" svg:x1="3.688cm" svg:y1="3.884cm" svg:x2="3.688cm" svg:y2="0.478cm"><text:p/></draw:line><draw:line text:anchor-type="paragraph" draw:z-index="22" draw:name="Фигура17" draw:style-name="gr1" draw:text-style-name="P18" svg:x1="4.217cm" svg:y1="0.268cm" svg:x2="5.769cm" svg:y2="0.268cm"><text:p/></draw:line></text:p>
      <text:p text:style-name="P11"/>
      <text:p text:style-name="P11"><draw:line text:anchor-type="paragraph" draw:z-index="25" draw:name="Фигура15_0" draw:style-name="gr2" draw:text-style-name="P18" svg:x1="8.657cm" svg:y1="2.339cm" svg:x2="8.657cm" svg:y2="-0.086cm"><text:p/></draw:line></text:p>
      <text:p text:style-name="P11"/>
      <text:p text:style-name="P11"><draw:custom-shape text:anchor-type="paragraph" draw:z-index="5" draw:name="Фигура2" draw:style-name="gr27" draw:text-style-name="P22" svg:width="3.86cm" svg:height="1.303cm" svg:x="1.954cm" svg:y="0.526cm"><text:p text:style-name="P21"><text:span text:style-name="T7">Заказчики</text:span></text:p><draw:enhanced-geometry svg:viewBox="0 0 21600 21600" draw:type="rectangle" draw:enhanced-path="M 0 0 L 21600 0 21600 21600 0 21600 0 0 Z N"/></draw:custom-shape></text:p>
      <text:p text:style-name="P11"><draw:frame text:anchor-type="paragraph" draw:z-index="23" draw:name="Фигура22" draw:style-name="gr4" draw:text-style-name="P20" svg:width="2.603cm" svg:height="0.981cm" svg:x="7.216cm" svg:y="-0.217cm"><draw:text-box><text:p text:style-name="P18"><text:span text:style-name="T7">Расходные </text:span><text:span text:style-name="T7">документы/</text:span><text:span text:style-name="T7">готовый </text:span><text:span text:style-name="T7">продукт</text:span></text:p></draw:text-box></draw:frame><draw:line text:anchor-type="paragraph" draw:z-index="24" draw:name="Фигура23" draw:style-name="gr1" draw:text-style-name="P18" svg:x1="7.082cm" svg:y1="0.259cm" svg:x2="5.814cm" svg:y2="0.259cm"><text:p/></draw:line></text:p>
      <text:p text:style-name="P3"/>
      <text:p text:style-name="P3"/>
      <text:p text:style-name="P2"><text:span text:style-name="T3">Рисунок 1 — Начальная контекстная диаграмма(диаграмма нулевого уровня) в нотации Йордана для ООО «</text:span><text:span text:style-name="T4">Mold Studio</text:span><text:span text:style-name="T3">»</text:span></text:p>
      <text:p text:style-name="P4"/>
      <text:p text:style-name="P10"><text:span text:style-name="T6">Поставщики</text:span><text:span text:style-name="T3">(студии по 3D-визализации, частные лица) предоставляют студии материалы в виде готовых моделей/текстур и т. д.</text:span></text:p>
      <text:p text:style-name="P10"><text:span text:style-name="T6">ООО «Mold Studio»</text:span><text:span text:style-name="T3"> получает заказ, делает запрос на предоставление материалов, после чего передает нужные материалы в анимационный отдел с готовым техническим заданием.</text:span></text:p>
      <text:p text:style-name="P14"><draw:custom-shape text:anchor-type="paragraph" draw:z-index="27" draw:name="Фигура18_0" draw:style-name="gr7" draw:text-style-name="P22" svg:width="2.287cm" svg:height="1.079cm" svg:x="10.326cm" svg:y="0.489cm"><text:p text:style-name="P21"><text:span text:style-name="T7">Отдел</text:span></text:p><text:p text:style-name="P21"><text:span text:style-name="T7">учета</text:span></text:p><draw:enhanced-geometry svg:viewBox="0 0 21600 21600" draw:type="rectangle" draw:enhanced-path="M 0 0 L 21600 0 21600 21600 0 21600 0 0 Z N"/></draw:custom-shape><draw:custom-shape text:anchor-type="paragraph" draw:z-index="26" draw:name="Фигура18" draw:style-name="gr21" draw:text-style-name="P22" svg:width="2.287cm" svg:height="1.079cm" svg:x="0.848cm" svg:y="0.489cm"><text:p text:style-name="P21"><text:span text:style-name="T7">Поставщики</text:span></text:p><draw:enhanced-geometry svg:viewBox="0 0 21600 21600" draw:type="rectangle" draw:enhanced-path="M 0 0 L 21600 0 21600 21600 0 21600 0 0 Z N"/></draw:custom-shape></text:p>
      <text:p text:style-name="P12"><draw:g text:anchor-type="paragraph" draw:z-index="30" draw:name="DrawObject1" draw:style-name="gr13"><draw:frame draw:name="Фигура19_0" draw:style-name="gr20" draw:text-style-name="P20" svg:width="2.116cm" svg:height="0.655cm" svg:x="14.132cm" svg:y="-0.247cm"><draw:text-box><text:p text:style-name="P18"><text:span text:style-name="T7">Расходные </text:span><text:span text:style-name="T7">документы</text:span></text:p></draw:text-box></draw:frame><draw:line draw:name="Фигура24" draw:style-name="gr17" draw:text-style-name="P18" svg:x1="14.226cm" svg:y1="0.118cm" svg:x2="12.612cm" svg:y2="0.118cm"><text:p/></draw:line><draw:line draw:name="Фигура26" draw:style-name="gr15" draw:text-style-name="P18" svg:x1="15.351cm" svg:y1="4.537cm" svg:x2="15.351cm" svg:y2="0.499cm"><text:p/></draw:line></draw:g><draw:g text:anchor-type="paragraph" draw:z-index="28" draw:name="DrawObject4" draw:style-name="gr13"><draw:frame draw:name="Фигура19" draw:style-name="gr19" draw:text-style-name="P23" svg:width="2.828cm" svg:height="0.428cm" svg:x="5.598cm" svg:y="-0.093cm"><draw:text-box><text:p><text:span text:style-name="T7">Приходные </text:span><text:span text:style-name="T7">документы</text:span></text:p></draw:text-box></draw:frame><draw:line draw:name="Фигура20" draw:style-name="gr15" draw:text-style-name="P18" svg:x1="3.134cm" svg:y1="0.12cm" svg:x2="5.466cm" svg:y2="0.12cm"><text:p/></draw:line><draw:line draw:name="Фигура21" draw:style-name="gr17" draw:text-style-name="P18" svg:x1="8.426cm" svg:y1="0.12cm" svg:x2="10.326cm" svg:y2="0.12cm"><text:p/></draw:line></draw:g></text:p>
      <text:p text:style-name="P12"><draw:g text:anchor-type="paragraph" draw:z-index="36" draw:name="DrawObject6" draw:style-name="gr13"><draw:line draw:name="Фигура40" draw:style-name="gr15" draw:text-style-name="P18" svg:x1="2.404cm" svg:y1="-0.113cm" svg:x2="2.404cm" svg:y2="1.252cm"><text:p/></draw:line><draw:frame draw:name="Фигура19_4" draw:style-name="gr16" draw:text-style-name="P20" svg:width="2.23cm" svg:height="0.756cm" svg:x="1.284cm" svg:y="1.252cm"><draw:text-box><text:p text:style-name="P18"><text:span text:style-name="T7">Приходные </text:span><text:span text:style-name="T7">документы</text:span></text:p></draw:text-box></draw:frame><draw:line draw:name="Фигура41" draw:style-name="gr17" draw:text-style-name="P18" svg:x1="2.397cm" svg:y1="1.958cm" svg:x2="2.397cm" svg:y2="2.955cm"><text:p/></draw:line></draw:g><draw:g text:anchor-type="paragraph" draw:z-index="32" draw:name="DrawObject3" draw:style-name="gr13"><draw:line draw:name="Фигура27" draw:style-name="gr15" draw:text-style-name="P18" svg:x1="10.093cm" svg:y1="1.096cm" svg:x2="10.093cm" svg:y2="0.74cm"><text:p/></draw:line><draw:frame draw:name="Фигура19_1" draw:style-name="gr19" draw:text-style-name="P23" svg:width="1.003cm" svg:height="0.428cm" svg:x="9.604cm" svg:y="0.301cm"><draw:text-box><text:p><text:span text:style-name="T7">Отчеты</text:span></text:p></draw:text-box></draw:frame><draw:line draw:name="Фигура28" draw:style-name="gr15" draw:text-style-name="P18" svg:x1="10.606cm" svg:y1="0.509cm" svg:x2="11.474cm" svg:y2="0.509cm"><text:p/></draw:line><draw:line draw:name="Фигура29" draw:style-name="gr17" draw:text-style-name="P18" svg:x1="11.474cm" svg:y1="0.511cm" svg:x2="11.474cm" svg:y2="-0.138cm"><text:p/></draw:line></draw:g><draw:g text:anchor-type="paragraph" draw:z-index="34" draw:name="DrawObject5" draw:style-name="gr13"><draw:g draw:name="DrawObject5" draw:style-name="gr18"><draw:frame draw:name="Фигура19_3" draw:style-name="gr16" draw:text-style-name="P20" svg:width="2.23cm" svg:height="0.756cm" svg:x="3.612cm" svg:y="0.777cm"><draw:text-box><text:p text:style-name="P18"><text:span text:style-name="T7">Приходные </text:span><text:span text:style-name="T7">документы</text:span></text:p></draw:text-box></draw:frame><draw:line draw:name="Фигура35" draw:style-name="gr15" draw:text-style-name="P18" svg:x1="5.332cm" svg:y1="1.531cm" svg:x2="5.332cm" svg:y2="2.025cm"><text:p/></draw:line><draw:line draw:name="Фигура36" draw:style-name="gr17" draw:text-style-name="P18" svg:x1="5.332cm" svg:y1="2.024cm" svg:x2="9.08cm" svg:y2="2.024cm"><text:p/></draw:line><draw:line draw:name="Фигура37" draw:style-name="gr15" draw:text-style-name="P18" svg:x1="3.233cm" svg:y1="2.755cm" svg:x2="3.233cm" svg:y2="0.22cm"><text:p/></draw:line><draw:line draw:name="Фигура38" draw:style-name="gr15" draw:text-style-name="P18" svg:x1="3.233cm" svg:y1="0.22cm" svg:x2="4.688cm" svg:y2="0.22cm"><text:p/></draw:line><draw:line draw:name="Фигура39" draw:style-name="gr17" draw:text-style-name="P18" svg:x1="4.688cm" svg:y1="0.22cm" svg:x2="4.688cm" svg:y2="0.777cm"><text:p/></draw:line></draw:g><draw:line draw:name="Фигура30_2" draw:style-name="gr15" draw:text-style-name="P18" svg:x1="3.745cm" svg:y1="0.776cm" svg:x2="5.692cm" svg:y2="0.776cm"><text:p/></draw:line><draw:line draw:name="Фигура30_3" draw:style-name="gr15" draw:text-style-name="P18" svg:x1="3.745cm" svg:y1="1.531cm" svg:x2="5.692cm" svg:y2="1.531cm"><text:p/></draw:line></draw:g><draw:line text:anchor-type="paragraph" draw:z-index="38" draw:name="Фигура42" draw:style-name="gr2" draw:text-style-name="P18" svg:x1="1.139cm" svg:y1="-0.138cm" svg:x2="1.139cm" svg:y2="6.875cm"><text:p/></draw:line><draw:line text:anchor-type="paragraph" draw:z-index="40" draw:name="Фигура42_0" draw:style-name="gr2" draw:text-style-name="P18" svg:x1="1.588cm" svg:y1="-0.138cm" svg:x2="1.588cm" svg:y2="14.717cm"><text:p/></draw:line></text:p>
      <text:p text:style-name="P12"><draw:custom-shape text:anchor-type="paragraph" draw:z-index="31" draw:name="Фигура25_0" draw:style-name="gr8" draw:text-style-name="P22" svg:width="2.054cm" svg:height="2.027cm" svg:x="9.081cm" svg:y="0.296cm"><text:p text:style-name="P21"><text:span text:style-name="T7">Формирование</text:span></text:p><text:p text:style-name="P21"><text:span text:style-name="T7">отче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g text:anchor-type="paragraph" draw:z-index="3" draw:name="DrawObject2" draw:style-name="gr13"><draw:frame draw:name="Фигура19_2" draw:style-name="gr16" draw:text-style-name="P20" svg:width="2.23cm" svg:height="0.756cm" svg:x="11.663cm" svg:y="1.376cm"><draw:text-box><text:p text:style-name="P18"><text:span text:style-name="T7">Расходные</text:span></text:p><text:p text:style-name="P18"><text:span text:style-name="T7">документы</text:span></text:p></draw:text-box></draw:frame><draw:line draw:name="Фигура31" draw:style-name="gr15" draw:text-style-name="P18" svg:x1="13.413cm" svg:y1="1.326cm" svg:x2="13.413cm" svg:y2="0.201cm"><text:p/></draw:line><draw:line draw:name="Фигура32" draw:style-name="gr17" draw:text-style-name="P18" svg:x1="13.413cm" svg:y1="0.152cm" svg:x2="11.134cm" svg:y2="0.152cm"><text:p/></draw:line><draw:line draw:name="Фигура33" draw:style-name="gr15" draw:text-style-name="P18" svg:x1="13.065cm" svg:y1="2.131cm" svg:x2="13.065cm" svg:y2="2.854cm"><text:p/></draw:line><draw:line draw:name="Фигура34" draw:style-name="gr17" draw:text-style-name="P19" svg:x1="13.065cm" svg:y1="2.805cm" svg:x2="14.376cm" svg:y2="2.805cm"><text:p/></draw:line></draw:g><draw:line text:anchor-type="paragraph" draw:z-index="56" draw:name="Фигура46" draw:style-name="gr2" draw:text-style-name="P18" svg:x1="4.722cm" svg:y1="-0.171cm" svg:x2="4.722cm" svg:y2="6.812cm"><text:p/></draw:line></text:p>
      <text:p text:style-name="P12"><draw:g text:anchor-type="paragraph" draw:z-index="33" draw:name="DrawObject7" draw:style-name="gr13"><draw:line draw:name="Фигура30_0" draw:style-name="gr15" draw:text-style-name="P18" svg:x1="11.809cm" svg:y1="1.279cm" svg:x2="13.756cm" svg:y2="1.279cm"><text:p/></draw:line><draw:line draw:name="Фигура30_1" draw:style-name="gr15" draw:text-style-name="P18" svg:x1="11.82cm" svg:y1="0.524cm" svg:x2="13.767cm" svg:y2="0.524cm"><text:p/></draw:line></draw:g><draw:custom-shape text:anchor-type="paragraph" draw:z-index="35" draw:name="Фигура25_1" draw:style-name="gr8" draw:text-style-name="P22" svg:width="2.054cm" svg:height="2.027cm" svg:x="1.88cm" svg:y="0.249cm"><text:p text:style-name="P21"><text:span text:style-name="T7">Ввод </text:span></text:p><text:p text:style-name="P21"><text:span text:style-name="T7">приходных</text:span></text:p><text:p text:style-name="P21"><text:span text:style-name="T7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Фигура65" draw:style-name="gr2" draw:text-style-name="P18" svg:x1="13.025cm" svg:y1="0.524cm" svg:x2="13.025cm" svg:y2="-0.118cm"><text:p/></draw:line><draw:line text:anchor-type="paragraph" draw:z-index="79" draw:name="Фигура66" draw:style-name="gr2" draw:text-style-name="P18" svg:x1="13.025cm" svg:y1="-0.115cm" svg:x2="11.303cm" svg:y2="-0.115cm"><text:p/></draw:line><draw:line text:anchor-type="paragraph" draw:z-index="80" draw:name="Фигура67" draw:style-name="gr2" draw:text-style-name="P18" svg:x1="11.303cm" svg:y1="-0.115cm" svg:x2="11.303cm" svg:y2="0.804cm"><text:p/></draw:line><draw:line text:anchor-type="paragraph" draw:z-index="85" draw:name="Фигура72" draw:style-name="gr2" draw:text-style-name="P18" svg:x1="12.571cm" svg:y1="0.524cm" svg:x2="12.571cm" svg:y2="0.139cm"><text:p/></draw:line><draw:line text:anchor-type="paragraph" draw:z-index="86" draw:name="Фигура66_0" draw:style-name="gr2" draw:text-style-name="P18" svg:x1="12.571cm" svg:y1="0.139cm" svg:x2="11.608cm" svg:y2="0.139cm"><text:p/></draw:line><draw:line text:anchor-type="paragraph" draw:z-index="87" draw:name="Фигура73" draw:style-name="gr2" draw:text-style-name="P18" svg:x1="11.608cm" svg:y1="0.139cm" svg:x2="11.608cm" svg:y2="6.632cm"><text:p/></draw:line></text:p>
      <text:p text:style-name="P17"><draw:custom-shape text:anchor-type="paragraph" draw:z-index="29" draw:name="Фигура25" draw:style-name="gr8" draw:text-style-name="P22" svg:width="2.054cm" svg:height="2.027cm" svg:x="14.365cm" svg:y="0.277cm"><text:p text:style-name="P21"><text:span text:style-name="T7">Печать</text:span></text:p><text:p text:style-name="P21"><text:span text:style-name="T7">Расходных</text:span></text:p><text:p text:style-name="P21"><text:span text:style-name="T7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Фигура57" draw:style-name="gr1" draw:text-style-name="P18" svg:x1="10.014cm" svg:y1="1.298cm" svg:x2="10.014cm" svg:y2="-0.233cm"><text:p/></draw:line><draw:line text:anchor-type="paragraph" draw:z-index="75" draw:name="Фигура64" draw:style-name="gr1" draw:text-style-name="P18" svg:x1="12.414cm" svg:y1="3.233cm" svg:x2="12.414cm" svg:y2="0.427cm"><text:p/></draw:line><draw:line text:anchor-type="paragraph" draw:z-index="81" draw:name="Фигура68" draw:style-name="gr2" draw:text-style-name="P18" svg:x1="11.303cm" svg:y1="-0.046cm" svg:x2="10.719cm" svg:y2="-0.046cm"><text:p/></draw:line><draw:line text:anchor-type="paragraph" draw:z-index="82" draw:name="Фигура69" draw:style-name="gr2" draw:text-style-name="P18" svg:x1="10.719cm" svg:y1="-0.046cm" svg:x2="10.719cm" svg:y2="1.564cm"><text:p/></draw:line><draw:line text:anchor-type="paragraph" draw:z-index="69" draw:name="Фигура58" draw:style-name="gr2" draw:text-style-name="P18" svg:x1="6.309cm" svg:y1="1.198cm" svg:x2="6.309cm" svg:y2="0.519cm"><text:p/></draw:line></text:p>
      <text:p text:style-name="P12"><draw:g text:anchor-type="paragraph" draw:z-index="43" draw:name="DrawObject8" draw:style-name="gr13"><draw:frame draw:name="Фигура43_0" draw:style-name="gr14" draw:text-style-name="P20" svg:width="2.015cm" svg:height="0.736cm" svg:x="5.36cm" svg:y="0.346cm"><draw:text-box><text:p text:style-name="P18"><text:span text:style-name="T7">Сведения</text:span></text:p><text:p text:style-name="P18"><text:span text:style-name="T7">О </text:span><text:span text:style-name="T7">контрагент</text:span><text:span text:style-name="T7">ах</text:span></text:p></draw:text-box></draw:frame><draw:line draw:name="Фигура30_4" draw:style-name="gr15" draw:text-style-name="P18" svg:x1="5.36cm" svg:y1="0.346cm" svg:x2="7.307cm" svg:y2="0.346cm"><text:p/></draw:line><draw:line draw:name="Фигура30_5" draw:style-name="gr15" draw:text-style-name="P18" svg:x1="5.427cm" svg:y1="1.083cm" svg:x2="7.374cm" svg:y2="1.083cm"><text:p/></draw:line></draw:g><draw:line text:anchor-type="paragraph" draw:z-index="66" draw:name="Фигура55" draw:style-name="gr2" draw:text-style-name="P18" svg:x1="9.402cm" svg:y1="2.12cm" svg:x2="9.402cm" svg:y2="0.42cm"><text:p/></draw:line><draw:line text:anchor-type="paragraph" draw:z-index="67" draw:name="Фигура56" draw:style-name="gr2" draw:text-style-name="P18" svg:x1="9.402cm" svg:y1="0.42cm" svg:x2="10.014cm" svg:y2="0.42cm"><text:p/></draw:line><draw:line text:anchor-type="paragraph" draw:z-index="70" draw:name="Фигура59" draw:style-name="gr1" draw:text-style-name="P18" svg:x1="6.309cm" svg:y1="-0.333cm" svg:x2="10.013cm" svg:y2="-0.333cm"><text:p/></draw:line></text:p>
      <text:p text:style-name="P12"><draw:frame text:anchor-type="paragraph" draw:z-index="77" draw:name="Фигура43_5" draw:style-name="gr3" draw:text-style-name="P20" svg:width="2.015cm" svg:height="0.775cm" svg:x="9.79cm" svg:y="-0.09cm"><draw:text-box><text:p text:style-name="P18"><text:span text:style-name="T7">Расходные </text:span><text:span text:style-name="T7">документы</text:span></text:p></draw:text-box></draw:frame><draw:line text:anchor-type="paragraph" draw:z-index="59" draw:name="Фигура49" draw:style-name="gr1" draw:text-style-name="P18" svg:x1="5.68cm" svg:y1="1.688cm" svg:x2="5.68cm" svg:y2="0.229cm"><text:p/></draw:line><draw:line text:anchor-type="paragraph" draw:z-index="64" draw:name="Фигура53" draw:style-name="gr1" draw:text-style-name="P18" svg:x1="6.548cm" svg:y1="2.961cm" svg:x2="6.548cm" svg:y2="0.229cm"><text:p/></draw:line></text:p>
      <text:p text:style-name="P12"><draw:frame text:anchor-type="paragraph" draw:z-index="44" draw:name="Фигура43_1" draw:style-name="gr12" draw:text-style-name="P20" svg:width="2.015cm" svg:height="0.981cm" svg:x="8.386cm" svg:y="0.538cm"><draw:text-box><text:p text:style-name="P18"><text:span text:style-name="T7">Сведения</text:span></text:p><text:p text:style-name="P18"><text:span text:style-name="T7">О </text:span><text:span text:style-name="T7">выполненн</text:span><text:span text:style-name="T7">ой</text:span></text:p><text:p text:style-name="P18"><text:span text:style-name="T7">работе</text:span></text:p></draw:text-box></draw:frame><draw:line text:anchor-type="paragraph" draw:z-index="46" draw:name="Фигура30_7" draw:style-name="gr9" draw:text-style-name="P18" svg:x1="8.465cm" svg:y1="0.416cm" svg:x2="10.412cm" svg:y2="0.416cm"><text:p/></draw:line><draw:custom-shape text:anchor-type="paragraph" draw:z-index="37" draw:name="Фигура25_2" draw:style-name="gr8" draw:text-style-name="P22" svg:width="2.054cm" svg:height="2.027cm" svg:x="2.339cm" svg:y="-0.199cm"><text:p text:style-name="P21"><text:span text:style-name="T7">Ввод </text:span></text:p><text:p text:style-name="P21"><text:span text:style-name="T7">Сведений о</text:span></text:p><text:p text:style-name="P21"><text:span text:style-name="T7">поставщика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Фигура25_6" draw:style-name="gr8" draw:text-style-name="P22" svg:width="2.054cm" svg:height="2.027cm" svg:x="12.741cm" svg:y="-0.252cm"><text:p text:style-name="P21"><text:span text:style-name="T7">Выписка</text:span></text:p><text:p text:style-name="P21"><text:span text:style-name="T7">Расходных</text:span></text:p><text:p text:style-name="P21"><text:span text:style-name="T7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3" draw:name="Фигура70" draw:style-name="gr2" draw:text-style-name="P18" svg:x1="10.732cm" svg:y1="-0.152cm" svg:x2="10.732cm" svg:y2="2.651cm"><text:p/></draw:line></text:p>
      <text:p text:style-name="P12"><draw:line text:anchor-type="paragraph" draw:z-index="41" draw:name="Фигура44" draw:style-name="gr2" draw:text-style-name="P19" svg:x1="1.139cm" svg:y1="0.06cm" svg:x2="1.411cm" svg:y2="0.06cm"><text:p/></draw:line><draw:path text:anchor-type="paragraph" draw:z-index="42" draw:name="Фигура45" draw:style-name="gr2" draw:text-style-name="P19" svg:width="0.731cm" svg:height="0.777cm" draw:transform="skewX (0.139626340159546) rotate (0.948411915533719) translate (1.37430196532785cm 0.0594822530864141cm)" svg:viewBox="0 0 732 778" svg:d="M0 0c334 0 276 306 276 306l404 472 52-41"><text:p/></draw:path><draw:path text:anchor-type="paragraph" draw:z-index="2" draw:name="Фигура45_0" draw:style-name="gr2" draw:text-style-name="P19" svg:width="0.641cm" svg:height="0.507cm" draw:transform="skewX (-0.636521578202332) rotate (-1.17792271217097) translate (4.6047811935494cm -0.609439827748288cm)" svg:viewBox="0 0 642 508" svg:d="M642 0c-293-1-242 200-242 200l-355 308-45-27"><text:p/></draw:path><draw:line text:anchor-type="paragraph" draw:z-index="58" draw:name="Фигура48" draw:style-name="gr2" draw:text-style-name="P18" svg:x1="4.851cm" svg:y1="-0.016cm" svg:x2="5.673cm" svg:y2="-0.016cm"><text:p/></draw:line><draw:line text:anchor-type="paragraph" draw:z-index="74" draw:name="Фигура63" draw:style-name="gr2" draw:text-style-name="P18" svg:x1="12.74cm" svg:y1="-0.175cm" svg:x2="12.414cm" svg:y2="-0.175cm"><text:p/></draw:line></text:p>
      <text:p text:style-name="P12"><draw:line text:anchor-type="paragraph" draw:z-index="45" draw:name="Фигура30_6" draw:style-name="gr9" draw:text-style-name="P18" svg:x1="8.447cm" svg:y1="-0.064cm" svg:x2="10.394cm" svg:y2="-0.064cm"><text:p/></draw:line><draw:line text:anchor-type="paragraph" draw:z-index="60" draw:name="Фигура50" draw:style-name="gr2" draw:text-style-name="P18" svg:x1="3.574cm" svg:y1="1.374cm" svg:x2="3.574cm" svg:y2="0.365cm"><text:p/></draw:line><draw:path text:anchor-type="paragraph" draw:z-index="61" draw:name="Фигура45_1" draw:style-name="gr2" draw:text-style-name="P19" svg:width="0.641cm" svg:height="0.507cm" draw:transform="skewX (-0.636521578202332) rotate (-1.17792271217097) translate (4.58008674910494cm -0.138481494414968cm)" svg:viewBox="0 0 642 508" svg:d="M642 0c-293-1-242 200-242 200l-355 308-45-27"><text:p/></draw:path><draw:line text:anchor-type="paragraph" draw:z-index="62" draw:name="Фигура51" draw:style-name="gr2" draw:text-style-name="P18" svg:x1="3.574cm" svg:y1="0.365cm" svg:x2="4.273cm" svg:y2="0.365cm"><text:p/></draw:line><draw:line text:anchor-type="paragraph" draw:z-index="63" draw:name="Фигура52" draw:style-name="gr2" draw:text-style-name="P18" svg:x1="4.826cm" svg:y1="0.406cm" svg:x2="6.548cm" svg:y2="0.406cm"><text:p/></draw:line><draw:line text:anchor-type="paragraph" draw:z-index="65" draw:name="Фигура54" draw:style-name="gr1" draw:text-style-name="P18" svg:x1="9.361cm" svg:y1="0.605cm" svg:x2="9.361cm" svg:y2="-0.064cm"><text:p/></draw:line><draw:line text:anchor-type="paragraph" draw:z-index="73" draw:name="Фигура62" draw:style-name="gr1" draw:text-style-name="P18" svg:x1="13.778cm" svg:y1="0.601cm" svg:x2="13.778cm" svg:y2="0.07cm"><text:p/></draw:line></text:p>
      <text:p text:style-name="P12"><draw:line text:anchor-type="paragraph" draw:z-index="53" draw:name="Фигура30_10" draw:style-name="gr9" draw:text-style-name="P18" svg:x1="12.852cm" svg:y1="0.46cm" svg:x2="14.799cm" svg:y2="0.46cm"><text:p/></draw:line><draw:frame text:anchor-type="paragraph" draw:z-index="52" draw:name="Фигура43_3" draw:style-name="gr10" draw:text-style-name="P20" svg:width="2.015cm" svg:height="0.346cm" svg:x="12.832cm" svg:y="-0.048cm"><draw:text-box><text:p text:style-name="P18"><text:span text:style-name="T7">заказы</text:span></text:p></draw:text-box></draw:frame><draw:line text:anchor-type="paragraph" draw:z-index="54" draw:name="Фигура30_11" draw:style-name="gr9" draw:text-style-name="P18" svg:x1="12.831cm" svg:y1="-0.25cm" svg:x2="14.778cm" svg:y2="-0.25cm"><text:p/></draw:line><draw:custom-shape text:anchor-type="paragraph" draw:z-index="47" draw:name="Фигура25_4" draw:style-name="gr8" draw:text-style-name="P22" svg:width="2.054cm" svg:height="2.027cm" svg:x="8.384cm" svg:y="-0.247cm"><text:p text:style-name="P21"><text:span text:style-name="T7">Изменение</text:span></text:p><text:p text:style-name="P21"><text:span text:style-name="T7">Состояния</text:span></text:p><text:p text:style-name="P21"><text:span text:style-name="T7">Отдела</text:span></text:p><text:p text:style-name="P21"><text:span text:style-name="T7">аниматор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Фигура47" draw:style-name="gr1" draw:text-style-name="P18" svg:x1="4.722cm" svg:y1="-0.03cm" svg:x2="8.731cm" svg:y2="-0.03cm"><text:p/></draw:line><draw:line text:anchor-type="paragraph" draw:z-index="72" draw:name="Фигура61" draw:style-name="gr1" draw:text-style-name="P18" svg:x1="13.818cm" svg:y1="0.973cm" svg:x2="13.818cm" svg:y2="0.46cm"><text:p/></draw:line><draw:line text:anchor-type="paragraph" draw:z-index="84" draw:name="Фигура71" draw:style-name="gr1" draw:text-style-name="P18" svg:x1="10.731cm" svg:y1="0.095cm" svg:x2="10.225cm" svg:y2="0.095cm"><text:p/></draw:line></text:p>
      <text:p text:style-name="P12"><draw:frame text:anchor-type="paragraph" draw:z-index="76" draw:name="Фигура43_4" draw:style-name="gr3" draw:text-style-name="P20" svg:width="2.015cm" svg:height="0.775cm" svg:x="10.675cm" svg:y="-0.134cm"><draw:text-box><text:p text:style-name="P18"><text:span text:style-name="T7">Расходные </text:span><text:span text:style-name="T7">документы</text:span></text:p></draw:text-box></draw:frame><draw:custom-shape text:anchor-type="paragraph" draw:z-index="39" draw:name="Фигура25_3" draw:style-name="gr8" draw:text-style-name="P22" svg:width="2.054cm" svg:height="2.027cm" svg:x="2.505cm" svg:y="-0.28cm"><text:p text:style-name="P21"><text:span text:style-name="T7">Ввод </text:span></text:p><text:p text:style-name="P21"><text:span text:style-name="T7">Сведений о</text:span></text:p><text:p text:style-name="P21"><text:span text:style-name="T7">заказчика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Фигура25_5" draw:style-name="gr8" draw:text-style-name="P22" svg:width="2.054cm" svg:height="2.027cm" svg:x="12.781cm" svg:y="0.122cm"><text:p text:style-name="P21"><text:span text:style-name="T7">Ввод</text:span></text:p><text:p text:style-name="P21"><text:span text:style-name="T7">заказ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line text:anchor-type="paragraph" draw:z-index="71" draw:name="Фигура60" draw:style-name="gr1" draw:text-style-name="P18" svg:x1="9.423cm" svg:y1="0.629cm" svg:x2="9.423cm" svg:y2="0.075cm"><text:p/></draw:line><draw:line text:anchor-type="paragraph" draw:z-index="88" draw:name="Фигура74" draw:style-name="gr2" draw:text-style-name="P18" svg:x1="2.085cm" svg:y1="4.413cm" svg:x2="2.085cm" svg:y2="-0.203cm"><text:p/></draw:line><draw:line text:anchor-type="paragraph" draw:z-index="89" draw:name="Фигура75" draw:style-name="gr1" draw:text-style-name="P18" svg:x1="2.085cm" svg:y1="-0.203cm" svg:x2="2.505cm" svg:y2="-0.203cm"><text:p/></draw:line></text:p>
      <text:p text:style-name="P12"><draw:frame text:anchor-type="paragraph" draw:z-index="48" draw:name="Фигура43_2" draw:style-name="gr11" draw:text-style-name="P20" svg:width="2.015cm" svg:height="0.736cm" svg:x="8.424cm" svg:y="-0.12cm"><draw:text-box><text:p text:style-name="P18"><text:span text:style-name="T7">Сведения</text:span></text:p><text:p text:style-name="P18"><text:span text:style-name="T7">О заказе</text:span></text:p></draw:text-box></draw:frame><draw:line text:anchor-type="paragraph" draw:z-index="49" draw:name="Фигура30_8" draw:style-name="gr9" draw:text-style-name="P18" svg:x1="8.505cm" svg:y1="-0.222cm" svg:x2="10.452cm" svg:y2="-0.222cm"><text:p/></draw:line><draw:line text:anchor-type="paragraph" draw:z-index="0" draw:name="Фигура88" draw:style-name="gr2" draw:text-style-name="P18" svg:x1="13.792cm" svg:y1="0.395cm" svg:x2="13.792cm" svg:y2="8.534cm"><text:p/></draw:line></text:p>
      <text:p text:style-name="P12"><draw:line text:anchor-type="paragraph" draw:z-index="50" draw:name="Фигура30_9" draw:style-name="gr9" draw:text-style-name="P18" svg:x1="8.424cm" svg:y1="-0.236cm" svg:x2="10.371cm" svg:y2="-0.236cm"><text:p/></draw:line><draw:custom-shape text:anchor-type="paragraph" draw:z-index="93" draw:name="Фигура18_1" draw:style-name="gr7" draw:text-style-name="P22" svg:width="2.287cm" svg:height="1.079cm" svg:x="4.392cm" svg:y="0.261cm"><text:p text:style-name="P21"><text:span text:style-name="T7">М</text:span><text:span text:style-name="T7">е</text:span><text:span text:style-name="T7">н</text:span><text:span text:style-name="T7">е</text:span><text:span text:style-name="T7">д</text:span><text:span text:style-name="T7">ж</text:span><text:span text:style-name="T7">е</text:span><text:span text:style-name="T7">р</text:span></text:p><text:p text:style-name="P21"><text:span text:style-name="T7">с</text:span><text:span text:style-name="T7">т</text:span><text:span text:style-name="T7">у</text:span><text:span text:style-name="T7">д</text:span><text:span text:style-name="T7">и</text:span><text:span text:style-name="T7">и</text:span></text:p><draw:enhanced-geometry svg:viewBox="0 0 21600 21600" draw:type="rectangle" draw:enhanced-path="M 0 0 L 21600 0 21600 21600 0 21600 0 0 Z N"/></draw:custom-shape><draw:line text:anchor-type="paragraph" draw:z-index="96" draw:name="Фигура60_0" draw:style-name="gr1" draw:text-style-name="P18" svg:x1="9.4cm" svg:y1="1.754cm" svg:x2="9.4cm" svg:y2="-0.236cm"><text:p/></draw:line></text:p>
      <text:p text:style-name="P12"><draw:line text:anchor-type="paragraph" draw:z-index="1" draw:name="Фигура76" draw:style-name="gr2" draw:text-style-name="P18" svg:x1="5.509cm" svg:y1="0.437cm" svg:x2="5.509cm" svg:y2="1.367cm"><text:p/></draw:line><draw:path text:anchor-type="paragraph" draw:z-index="118" draw:name="Фигура45_4" draw:style-name="gr2" draw:text-style-name="P19" svg:width="0.731cm" svg:height="0.777cm" draw:transform="skewX (0.139626340159546) rotate (0.948411915533719) translate (9.2094964097723cm -0.0728094135802526cm)" svg:viewBox="0 0 732 778" svg:d="M0 0c334 0 276 306 276 306l404 472 52-41"><text:p/></draw:path><draw:line text:anchor-type="paragraph" draw:z-index="119" draw:name="Фигура90_0" draw:style-name="gr2" draw:text-style-name="P18" svg:x1="13.792cm" svg:y1="-0.072cm" svg:x2="10.063cm" svg:y2="-0.072cm"><text:p/></draw:line><draw:line text:anchor-type="paragraph" draw:z-index="120" draw:name="Фигура83_0" draw:style-name="gr1" draw:text-style-name="P18" svg:x1="9.209cm" svg:y1="-0.072cm" svg:x2="6.678cm" svg:y2="-0.072cm"><text:p/></draw:line></text:p>
      <text:p text:style-name="P12"><draw:custom-shape text:anchor-type="paragraph" draw:z-index="90" draw:name="Фигура25_7" draw:style-name="gr8" draw:text-style-name="P22" svg:width="2.054cm" svg:height="2.027cm" svg:x="8.366cm" svg:y="0.049cm"><text:p text:style-name="P21"><text:span text:style-name="T7">В</text:span><text:span text:style-name="T7">в</text:span><text:span text:style-name="T7">о</text:span><text:span text:style-name="T7">д</text:span><text:span text:style-name="T7"> </text:span><text:span text:style-name="T7">с</text:span><text:span text:style-name="T7">в</text:span><text:span text:style-name="T7">е</text:span><text:span text:style-name="T7">д</text:span><text:span text:style-name="T7">е</text:span><text:span text:style-name="T7">н</text:span><text:span text:style-name="T7">и</text:span><text:span text:style-name="T7">й</text:span></text:p><text:p text:style-name="P21"><text:span text:style-name="T7">О</text:span><text:span text:style-name="T7"> </text:span><text:span text:style-name="T7">у</text:span><text:span text:style-name="T7">с</text:span><text:span text:style-name="T7">л</text:span><text:span text:style-name="T7">у</text:span><text:span text:style-name="T7">г</text:span><text:span text:style-name="T7">е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frame text:anchor-type="paragraph" draw:z-index="97" draw:name="Фигура43_6" draw:style-name="gr6" draw:text-style-name="P20" svg:width="2.015cm" svg:height="0.747cm" svg:x="4.538cm" svg:y="-0.164cm"><draw:text-box><text:p text:style-name="P18"><text:span text:style-name="T7">Готовый</text:span></text:p><text:p text:style-name="P18"><text:span text:style-name="T7">Продукт</text:span></text:p></draw:text-box></draw:frame><draw:line text:anchor-type="paragraph" draw:z-index="102" draw:name="Фигура80" draw:style-name="gr2" draw:text-style-name="P18" svg:x1="12.109cm" svg:y1="1.716cm" svg:x2="12.109cm" svg:y2="0.166cm"><text:p/></draw:line><draw:line text:anchor-type="paragraph" draw:z-index="103" draw:name="Фигура81" draw:style-name="gr1" draw:text-style-name="P18" svg:x1="12.109cm" svg:y1="0.173cm" svg:x2="10.419cm" svg:y2="0.173cm"><text:p/></draw:line><draw:frame text:anchor-type="paragraph" draw:z-index="106" draw:name="Фигура43_8" draw:style-name="gr4" draw:text-style-name="P20" svg:width="2.015cm" svg:height="0.981cm" svg:x="0.894cm" svg:y="0.437cm"><draw:text-box><text:p text:style-name="P18"><text:span text:style-name="T7">З</text:span><text:span text:style-name="T7">а</text:span><text:span text:style-name="T7">я</text:span><text:span text:style-name="T7">в</text:span><text:span text:style-name="T7">к</text:span><text:span text:style-name="T7">а</text:span><text:span text:style-name="T7"> </text:span><text:span text:style-name="T7">н</text:span><text:span text:style-name="T7">а</text:span><text:span text:style-name="T7"> </text:span><text:span text:style-name="T7">о</text:span><text:span text:style-name="T7">к</text:span><text:span text:style-name="T7">а</text:span><text:span text:style-name="T7">з</text:span><text:span text:style-name="T7">а</text:span><text:span text:style-name="T7">н</text:span><text:span text:style-name="T7">и</text:span><text:span text:style-name="T7">е</text:span></text:p><text:p text:style-name="P18"><text:span text:style-name="T7">у</text:span><text:span text:style-name="T7">с</text:span><text:span text:style-name="T7">л</text:span><text:span text:style-name="T7">у</text:span><text:span text:style-name="T7">г</text:span><text:span text:style-name="T7">и</text:span></text:p></draw:text-box></draw:frame></text:p>
      <text:p text:style-name="P12"><draw:line text:anchor-type="paragraph" draw:z-index="99" draw:name="Фигура77" draw:style-name="gr1" draw:text-style-name="P18" svg:x1="5.495cm" svg:y1="-0.319cm" svg:x2="5.495cm" svg:y2="0.879cm"><text:p/></draw:line></text:p>
      <text:p text:style-name="P12"><draw:custom-shape text:anchor-type="paragraph" draw:z-index="94" draw:name="Фигура18_2" draw:style-name="gr7" draw:text-style-name="P22" svg:width="2.287cm" svg:height="1.079cm" svg:x="4.343cm" svg:y="0.076cm"><text:p text:style-name="P21"><text:span text:style-name="T7">З</text:span><text:span text:style-name="T7">а</text:span><text:span text:style-name="T7">к</text:span><text:span text:style-name="T7">а</text:span><text:span text:style-name="T7">з</text:span><text:span text:style-name="T7">ч</text:span><text:span text:style-name="T7">и</text:span><text:span text:style-name="T7">к</text:span></text:p><draw:enhanced-geometry svg:viewBox="0 0 21600 21600" draw:type="rectangle" draw:enhanced-path="M 0 0 L 21600 0 21600 21600 0 21600 0 0 Z N"/></draw:custom-shape><draw:custom-shape text:anchor-type="paragraph" draw:z-index="95" draw:name="Фигура18_3" draw:style-name="gr7" draw:text-style-name="P22" svg:width="2.287cm" svg:height="1.079cm" svg:x="10.982cm" svg:y="0.012cm"><text:p text:style-name="P21"><text:span text:style-name="T7">О</text:span><text:span text:style-name="T7">т</text:span><text:span text:style-name="T7">д</text:span><text:span text:style-name="T7">е</text:span><text:span text:style-name="T7">л</text:span><text:span text:style-name="T7"> </text:span><text:span text:style-name="T7">п</text:span><text:span text:style-name="T7">р</text:span><text:span text:style-name="T7">и</text:span><text:span text:style-name="T7">е</text:span><text:span text:style-name="T7">м</text:span><text:span text:style-name="T7">а</text:span></text:p><text:p text:style-name="P21"><text:span text:style-name="T7">И</text:span><text:span text:style-name="T7"> </text:span><text:span text:style-name="T7">о</text:span><text:span text:style-name="T7">ф</text:span><text:span text:style-name="T7">о</text:span><text:span text:style-name="T7">р</text:span><text:span text:style-name="T7">м</text:span><text:span text:style-name="T7">л</text:span><text:span text:style-name="T7">е</text:span><text:span text:style-name="T7">н</text:span><text:span text:style-name="T7">и</text:span><text:span text:style-name="T7">я</text:span></text:p><text:p text:style-name="P21"><text:span text:style-name="T7">з</text:span><text:span text:style-name="T7">а</text:span><text:span text:style-name="T7">к</text:span><text:span text:style-name="T7">а</text:span><text:span text:style-name="T7">з</text:span><text:span text:style-name="T7">о</text:span><text:span text:style-name="T7">в</text:span></text:p><draw:enhanced-geometry svg:viewBox="0 0 21600 21600" draw:type="rectangle" draw:enhanced-path="M 0 0 L 21600 0 21600 21600 0 21600 0 0 Z N"/></draw:custom-shape><draw:frame text:anchor-type="paragraph" draw:z-index="98" draw:name="Фигура43_7" draw:style-name="gr5" draw:text-style-name="P20" svg:width="2.015cm" svg:height="0.346cm" svg:x="7.84cm" svg:y="0.379cm"><draw:text-box><text:p text:style-name="P18"><text:span text:style-name="T7">З</text:span><text:span text:style-name="T7">а</text:span><text:span text:style-name="T7">к</text:span><text:span text:style-name="T7">а</text:span><text:span text:style-name="T7">з</text:span></text:p></draw:text-box></draw:frame><draw:line text:anchor-type="paragraph" draw:z-index="101" draw:name="Фигура79" draw:style-name="gr1" draw:text-style-name="P18" svg:x1="9.493cm" svg:y1="0.547cm" svg:x2="10.982cm" svg:y2="0.547cm"><text:p/></draw:line><draw:line text:anchor-type="paragraph" draw:z-index="108" draw:name="Фигура85" draw:style-name="gr2" draw:text-style-name="P18" svg:x1="2.096cm" svg:y1="0.576cm" svg:x2="2.096cm" svg:y2="-0.161cm"><text:p/></draw:line><draw:line text:anchor-type="paragraph" draw:z-index="109" draw:name="Фигура86" draw:style-name="gr2" draw:text-style-name="P18" svg:x1="1.538cm" svg:y1="-0.056cm" svg:x2="1.538cm" svg:y2="3.35cm"><text:p/></draw:line></text:p>
      <text:p text:style-name="P7"><draw:frame text:anchor-type="paragraph" draw:z-index="112" draw:name="Фигура43_9" draw:style-name="gr3" draw:text-style-name="P20" svg:width="2.015cm" svg:height="0.775cm" svg:x="14.231cm" svg:y="0.515cm"><draw:text-box><text:p text:style-name="P18"><text:span text:style-name="T7">Расходные </text:span><text:span text:style-name="T7">документы</text:span></text:p></draw:text-box></draw:frame><draw:line text:anchor-type="paragraph" draw:z-index="100" draw:name="Фигура78" draw:style-name="gr2" draw:text-style-name="P18" svg:x1="6.629cm" svg:y1="-0.275cm" svg:x2="8.262cm" svg:y2="-0.275cm"><text:p/></draw:line><draw:line text:anchor-type="paragraph" draw:z-index="104" draw:name="Фигура82" draw:style-name="gr1" draw:text-style-name="P18" svg:x1="12.167cm" svg:y1="0.238cm" svg:x2="12.167cm" svg:y2="1.534cm"><text:p/></draw:line><draw:line text:anchor-type="paragraph" draw:z-index="107" draw:name="Фигура84" draw:style-name="gr2" draw:text-style-name="P18" svg:x1="4.343cm" svg:y1="-0.275cm" svg:x2="2.096cm" svg:y2="-0.275cm"><text:p/></draw:line><draw:line text:anchor-type="paragraph" draw:z-index="115" draw:name="Фигура77_0" draw:style-name="gr1" draw:text-style-name="P18" svg:x1="5.293cm" svg:y1="0.879cm" svg:x2="5.293cm" svg:y2="0.302cm"><text:p/></draw:line></text:p>
      <text:p text:style-name="P5"><draw:path text:anchor-type="paragraph" draw:z-index="113" draw:name="Фигура45_2" draw:style-name="gr2" draw:text-style-name="P19" svg:width="0.731cm" svg:height="0.777cm" draw:transform="skewX (0.139626340159546) rotate (0.948411915533719) translate (13.5715936319945cm 0.0259683641975252cm)" svg:viewBox="0 0 732 778" svg:d="M0 0c334 0 276 306 276 306l404 472 52-41"><text:p/></draw:path><draw:line text:anchor-type="paragraph" draw:z-index="114" draw:name="Фигура90" draw:style-name="gr2" draw:text-style-name="P18" svg:x1="11.98cm" svg:y1="0.026cm" svg:x2="5.293cm" svg:y2="0.026cm"><text:p/></draw:line><draw:path text:anchor-type="paragraph" draw:z-index="116" draw:name="Фигура45_3" draw:style-name="gr2" draw:text-style-name="P19" svg:width="0.731cm" svg:height="0.777cm" draw:transform="skewX (0.139626340159546) rotate (0.948411915533719) translate (11.9805658542167cm 0.0259683641975252cm)" svg:viewBox="0 0 732 778" svg:d="M0 0c334 0 276 306 276 306l404 472 52-41"><text:p/></draw:path><draw:line text:anchor-type="paragraph" draw:z-index="117" draw:name="Фигура91" draw:style-name="gr2" draw:text-style-name="P18" svg:x1="12.908cm" svg:y1="0.026cm" svg:x2="13.596cm" svg:y2="0.026cm"><text:p/></draw:line></text:p>
      <text:p text:style-name="P5"><draw:custom-shape text:anchor-type="paragraph" draw:z-index="91" draw:name="Фигура25_8" draw:style-name="gr8" draw:text-style-name="P22" svg:width="2.054cm" svg:height="2.027cm" svg:x="7.558cm" svg:y="-0.168cm"><text:p text:style-name="P21"><text:span text:style-name="T7">Инициализация</text:span></text:p><text:p text:style-name="P21"><text:span text:style-name="T7">Выполнения</text:span></text:p><text:p text:style-name="P21"><text:span text:style-name="T7">услуг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Фигура25_9" draw:style-name="gr8" draw:text-style-name="P22" svg:width="2.054cm" svg:height="2.027cm" svg:x="11.125cm" svg:y="-0.169cm"><text:p text:style-name="P21"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е</text:span><text:span text:style-name="T7">н</text:span><text:span text:style-name="T7">и</text:span><text:span text:style-name="T7">е</text:span></text:p><text:p text:style-name="P21"><text:span text:style-name="T7">Н</text:span><text:span text:style-name="T7">а</text:span><text:span text:style-name="T7">л</text:span><text:span text:style-name="T7">и</text:span><text:span text:style-name="T7">ч</text:span><text:span text:style-name="T7">и</text:span><text:span text:style-name="T7">я</text:span></text:p><text:p text:style-name="P21"><text:span text:style-name="T7">С</text:span><text:span text:style-name="T7">в</text:span><text:span text:style-name="T7">о</text:span><text:span text:style-name="T7">б</text:span><text:span text:style-name="T7">о</text:span><text:span text:style-name="T7">д</text:span><text:span text:style-name="T7">н</text:span><text:span text:style-name="T7">ы</text:span><text:span text:style-name="T7">х</text:span></text:p><text:p text:style-name="P21"><text:span text:style-name="T7">а</text:span><text:span text:style-name="T7">н</text:span><text:span text:style-name="T7">и</text:span><text:span text:style-name="T7">м</text:span><text:span text:style-name="T7">а</text:span><text:span text:style-name="T7">т</text:span><text:span text:style-name="T7">о</text:span><text:span text:style-name="T7">р</text:span><text:span text:style-name="T7">о</text:span><text:span text:style-name="T7">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105" draw:name="Фигура83" draw:style-name="gr1" draw:text-style-name="P18" svg:x1="11.124cm" svg:y1="-0.025cm" svg:x2="9.611cm" svg:y2="-0.025cm"><text:p/></draw:line><draw:line text:anchor-type="paragraph" draw:z-index="110" draw:name="Фигура87" draw:style-name="gr2" draw:text-style-name="P18" svg:x1="7.558cm" svg:y1="-0.058cm" svg:x2="1.554cm" svg:y2="-0.058cm"><text:p/></draw:line><draw:line text:anchor-type="paragraph" draw:z-index="111" draw:name="Фигура89" draw:style-name="gr2" draw:text-style-name="P18" svg:x1="13.792cm" svg:y1="0.009cm" svg:x2="13.178cm" svg:y2="0.009cm"><text:p/></draw:line></text:p>
      <text:p text:style-name="P5"/>
      <text:p text:style-name="P5"/>
      <text:p text:style-name="P5">Рисунок 2 — Диаграмма потоков данных ООО «Mold Studio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07T11:00:27.559359420</dc:date>
    <meta:editing-cycles>85</meta:editing-cycles>
    <meta:editing-duration>PT2H46M44S</meta:editing-duration>
    <meta:document-statistic meta:table-count="0" meta:image-count="0" meta:object-count="0" meta:page-count="3" meta:paragraph-count="11" meta:word-count="105" meta:character-count="828" meta:non-whitespace-character-count="732"/>
    <meta:user-defined meta:name="Поле 1"/>
    <meta:user-defined meta:name="Поле 2"/>
    <meta:user-defined meta:name="Поле 3"/>
    <meta:user-defined meta:name="Поле 4"/>
  </office:meta>
</office:document-meta>
</file>